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9.26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Lucida Console"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Lucida Console" fo:font-size="8pt" style:font-size-asian="8pt" style:font-size-complex="8pt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8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00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0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17"/>
        <table:table-column table:style-name="co1" table:number-columns-repeated="2" table:default-cell-style-name="ce45"/>
        <table:table-column table:style-name="co1" table:default-cell-style-name="ce17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back-end nodes: be1 (10.1.10.21), be2 (10.1.10.22) using username ‘zabbix’ together with password ‘zabbix’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73"/>
        <table:table-column table:style-name="co1" table:number-columns-repeated="3" table:default-cell-style-name="ce45"/>
        <table:table-column table:style-name="co1" table:number-columns-repeated="1020" table:default-cell-style-name="ce80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 will be cloned into node2 (10.1.10.22)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74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74"/>
          <table:table-cell table:style-name="ce74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74"/>
          <table:table-cell table:style-name="ce74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74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74"/>
          <table:table-cell table:style-name="ce77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zabbix repository</text:p>
          </table:table-cell>
          <table:table-cell table:style-name="ce75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5">
          <table:table-cell table:style-name="ce72" office:value-type="string" calcext:value-type="string">
            <text:p>install zabbix server with MySQL as database engine</text:p>
          </table:table-cell>
          <table:table-cell table:style-name="ce74" office:value-type="string" calcext:value-type="string" table:number-columns-spanned="2" table:number-rows-spanned="1">
            <text:p>yum -y install zabbix-server-mysql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ls -l /usr/share/doc/zabbix-server-mysql*/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6">
          <table:table-cell table:style-name="ce72" office:value-type="string" calcext:value-type="string">
            <text:p>insert database shema on remote database server</text:p>
          </table:table-cell>
          <table:table-cell table:style-name="ce75" office:value-type="string" calcext:value-type="string" table:number-columns-spanned="2" table:number-rows-spanned="1">
            <text:p>zcat /usr/share/doc/zabbix-server-mysql*/create.sql.gz|mysql -h10.1.10.11 -uzabbix -pzabbix zabbix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user</text:p>
          </table:table-cell>
          <table:table-cell table:style-name="ce75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password</text:p>
          </table:table-cell>
          <table:table-cell table:style-name="ce75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host</text:p>
          </table:table-cell>
          <table:table-cell table:style-name="ce75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75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74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tus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rt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74" office:value-type="string" calcext:value-type="string" table:number-columns-spanned="2" table:number-rows-spanned="1">
            <text:p>cat /var/log/zabbix/zabbix_server.log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6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74" office:value-type="string" calcext:value-type="string" table:number-columns-spanned="2" table:number-rows-spanned="1">
            <text:p>nmtui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6">
          <table:table-cell table:style-name="ce71" office:value-type="string" calcext:value-type="string">
            <text:p>turn of system and clone be1(10.1.10.21) into be2(10.1.10.22)</text:p>
          </table:table-cell>
          <table:table-cell table:style-name="ce74" office:value-type="string" calcext:value-type="string" table:number-columns-spanned="2" table:number-rows-spanned="1">
            <text:p>powerof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30"/>
        <table:table-column table:style-name="co1" table:number-columns-repeated="1020" table:default-cell-style-name="Default"/>
        <table:table-row table:style-name="ro7">
          <table:table-cell table:style-name="ce81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4"/>
          <table:covered-table-cell table:style-name="ce82"/>
          <table:table-cell table:style-name="ce90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82" office:value-type="string" calcext:value-type="string">
            <text:p>task</text:p>
          </table:table-cell>
          <table:table-cell table:style-name="ce85" office:value-type="string" calcext:value-type="string">
            <text:p>be1 (10.1.10.21)</text:p>
          </table:table-cell>
          <table:table-cell table:style-name="ce85" office:value-type="string" calcext:value-type="string">
            <text:p>be2 (10.1.10.21)</text:p>
          </table:table-cell>
          <table:table-cell table:style-name="ce85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table:style-name="ce83" office:value-type="string" calcext:value-type="string">
            <text:p>test connection to master server from both back-end nodes</text:p>
          </table:table-cell>
          <table:table-cell table:style-name="ce86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8">
          <table:table-cell table:style-name="ce83" office:value-type="string" calcext:value-type="string">
            <text:p>configure DNS records</text:p>
          </table:table-cell>
          <table:table-cell table:style-name="ce86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1">
          <table:table-cell table:style-name="ce83" office:value-type="string" calcext:value-type="string">
            <text:p>test if DNS records are working</text:p>
          </table:table-cell>
          <table:table-cell table:style-name="ce86" office:value-type="string" calcext:value-type="string">
            <text:p>ping be2</text:p>
          </table:table-cell>
          <table:table-cell table:style-name="ce86" office:value-type="string" calcext:value-type="string">
            <text:p>ping be1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83" office:value-type="string" calcext:value-type="string">
            <text:p>install HA dependencies</text:p>
          </table:table-cell>
          <table:table-cell table:style-name="ce87" office:value-type="string" calcext:value-type="string" table:number-columns-spanned="2" table:number-rows-spanned="1">
            <text:p>yum -y install pacemaker corosync pcs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4">
          <table:table-cell table:style-name="ce83" office:value-type="string" calcext:value-type="string">
            <text:p>Add firewall exceptions</text:p>
          </table:table-cell>
          <table:table-cell table:style-name="ce87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2">
          <table:table-cell table:style-name="ce83"/>
          <table:table-cell table:style-name="ce87" office:value-type="string" calcext:value-type="string" table:number-columns-spanned="2" table:number-rows-spanned="1">
            <text:p>echo zabbix | passwd --stdin hacluster</text:p>
          </table:table-cell>
          <table:covered-table-cell table:style-name="ce86"/>
          <table:table-cell table:style-name="ce89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3" office:value-type="string" calcext:value-type="string">
            <text:p>create a new corosync conf</text:p>
          </table:table-cell>
          <table:table-cell table:style-name="ce87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1">
          <table:table-cell table:style-name="ce83" office:value-type="string" calcext:value-type="string">
            <text:p>start pacemaker daemon</text:p>
          </table:table-cell>
          <table:table-cell table:style-name="ce88" office:value-type="string" calcext:value-type="string" table:number-columns-spanned="2" table:number-rows-spanned="1">
            <text:p>systemctl start pcsd </text:p>
          </table:table-cell>
          <table:covered-table-cell table:style-name="ce86"/>
          <table:table-cell table:style-name="ce86"/>
          <table:table-cell table:number-columns-repeated="1020"/>
        </table:table-row>
        <table:table-row table:style-name="ro9">
          <table:table-cell table:style-name="ce83"/>
          <table:table-cell table:style-name="ce87" office:value-type="string" calcext:value-type="string">
            <text:p>pcs cluster auth \</text:p>
            <text:p>be1.org.lan be2.org.lan</text:p>
          </table:table-cell>
          <table:table-cell table:style-name="ce86"/>
          <table:table-cell table:style-name="ce86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8">
          <table:table-cell table:style-name="ce83" office:value-type="string" calcext:value-type="string">
            <text:p>username</text:p>
          </table:table-cell>
          <table:table-cell table:style-name="ce87" office:value-type="string" calcext:value-type="string">
            <text:p>hacluster</text:p>
          </table:table-cell>
          <table:table-cell table:style-name="ce86"/>
          <table:table-cell table:style-name="ce86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8">
          <table:table-cell table:style-name="ce83" office:value-type="string" calcext:value-type="string">
            <text:p>passowrd</text:p>
          </table:table-cell>
          <table:table-cell table:style-name="ce86" office:value-type="string" calcext:value-type="string">
            <text:p>zabbix</text:p>
          </table:table-cell>
          <table:table-cell table:style-name="ce86"/>
          <table:table-cell table:style-name="ce86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8">
          <table:table-cell table:style-name="ce83" office:value-type="string" calcext:value-type="string">
            <text:p>try to run the same command on second node. it will return different content.</text:p>
          </table:table-cell>
          <table:table-cell table:style-name="ce86"/>
          <table:table-cell table:style-name="ce87" office:value-type="string" calcext:value-type="string">
            <text:p>pcs cluster auth \</text:p>
            <text:p>be1.org.lan be2.org.lan</text:p>
          </table:table-cell>
          <table:table-cell table:style-name="ce86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default-cell-style-name="ce72"/>
        <table:table-column table:style-name="co1" table:default-cell-style-name="ce93"/>
        <table:table-column table:style-name="co1" table:number-columns-repeated="2" table:default-cell-style-name="ce74"/>
        <table:table-column table:style-name="co1" table:number-columns-repeated="1020" table:default-cell-style-name="Default"/>
        <table:table-row table:style-name="ro10">
          <table:table-cell table:style-name="ce70" office:value-type="string" calcext:value-type="string" table:number-columns-spanned="4" table:number-rows-spanned="1">
            <text:p>We already configured a relation between both back-end nodes.</text:p>
            <text:p/>
            <text:p>Booth nodes are able to communicate to each other and understand:</text:p>
            <text:p>which node are serving something some resourse and which one are waiting in stand by m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2" office:value-type="string" calcext:value-type="string">
            <text:p>Create cluster and add both nodes</text:p>
          </table:table-cell>
          <table:table-cell table:style-name="ce74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restart cluster service</text:p>
          </table:table-cell>
          <table:table-cell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cluster to ignore quorum at the pacemaker level</text:p>
          </table:table-cell>
          <table:table-cell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services to be automatically started at boot time</text:p>
          </table:table-cell>
          <table:table-cell table:style-name="ce74"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heck cluster status. should be 2 nodes configured and 0 resourses configured</text:p>
          </table:table-cell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style-name="ce45"/>
          <table:table-cell table:number-columns-repeated="1020"/>
        </table:table-row>
        <table:table-row table:style-name="ro1">
          <table:table-cell table:style-name="ce73"/>
          <table:table-cell table:style-name="Default"/>
          <table:table-cell table:style-name="ce94"/>
          <table:table-cell table:style-name="ce45"/>
          <table:table-cell table:number-columns-repeated="1020"/>
        </table:table-row>
      </table:table>
      <table:table table:name="5. configure 2 shared resource (virtual IP, zabbix-server)" table:style-name="ta1">
        <table:table-column table:style-name="co1" table:default-cell-style-name="ce17"/>
        <table:table-column table:style-name="co1" table:number-columns-repeated="2" table:default-cell-style-name="ce19"/>
        <table:table-column table:style-name="co1" table:default-cell-style-name="ce30"/>
        <table:table-column table:style-name="co1" table:number-columns-repeated="1020" table:default-cell-style-name="Default"/>
        <table:table-row table:style-name="ro11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the addrese where all the active agents and active proxies are listening to.</text:p>
            <text:p>2) second resource is “zabbix-server” service. It must be online only on one n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2">
          <table:table-cell table:style-name="ce95" office:value-type="string" calcext:value-type="string">
            <text:p>see there is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39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12">
          <table:table-cell table:style-name="ce72"/>
          <table:table-cell table:style-name="ce74" office:value-type="string" calcext:value-type="string">
            <text:p>pcs resource create virtual_ip \</text:p>
            <text:p>ocf:heartbeat:IPaddr2 \</text:p>
            <text:p>ip=10.1.10.20 op monitor \</text:p>
            <text:p>interval=5s 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observe if this 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74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10">
          <table:table-cell table:style-name="ce72" office:value-type="string" calcext:value-type="string">
            <text:p>pacemaker will be the guy who operates the startup of system services. This means no automatic startup at system boot for “zabbix-server”</text:p>
          </table:table-cell>
          <table:table-cell table:style-name="ce74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2">
          <table:table-cell table:style-name="ce72"/>
          <table:table-cell table:style-name="ce74" office:value-type="string" calcext:value-type="string">
            <text:p>pcs resource create zabbix-server \</text:p>
            <text:p>systemd:zabbix-server \</text:p>
            <text:p>op monitor interval=30s \</text:p>
            <text:p>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Disable stonith</text:p>
          </table:table-cell>
          <table:table-cell table:style-name="ce74" office:value-type="string" calcext:value-type="string">
            <text:p>pcs property set \</text:p>
            <text:p>stonith-enabled=false</text:p>
          </table:table-cell>
          <table:table-cell table:style-name="ce74" table:number-columns-repeated="2"/>
          <table:table-cell table:number-columns-repeated="1020"/>
        </table:table-row>
        <table:table-row table:style-name="ro10">
          <table:table-cell table:style-name="ce72" office:value-type="string" calcext:value-type="string">
            <text:p>Add colocation constraints to tell the cluster that resources are related and need to run on the same host in the specific order.</text:p>
          </table:table-cell>
          <table:table-cell table:style-name="ce74" office:value-type="string" calcext:value-type="string">
            <text:p>pcs constraint colocation add \</text:p>
            <text:p>zabbix-server virtual_ip INFINITY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/>
          <table:table-cell table:style-name="ce74" office:value-type="string" calcext:value-type="string">
            <text:p>pcs resource defaults \</text:p>
            <text:p>resource-stickiness=100</text:p>
          </table:table-cell>
          <table:table-cell table:style-name="ce74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30"/>
        <table:table-column table:style-name="co1" table:number-columns-repeated="2" table:default-cell-style-name="ce100"/>
        <table:table-column table:style-name="co1" table:default-cell-style-name="ce30"/>
        <table:table-column table:style-name="co1" table:number-columns-repeated="1020" table:default-cell-style-name="Default"/>
        <table:table-row table:style-name="ro7">
          <table:table-cell table:style-name="ce96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98"/>
          <table:covered-table-cell table:style-name="ce10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7" office:value-type="string" calcext:value-type="string">
            <text:p>install dependencies</text:p>
          </table:table-cell>
          <table:table-cell table:style-name="ce99" office:value-type="string" calcext:value-type="string" table:number-columns-spanned="2" table:number-rows-spanned="1">
            <text:p>yum install fence_vmware_soap</text:p>
          </table:table-cell>
          <table:covered-table-cell table:style-name="ce98"/>
          <table:table-cell table:style-name="ce101"/>
          <table:table-cell table:number-columns-repeated="1020"/>
        </table:table-row>
        <table:table-row table:style-name="ro1">
          <table:table-cell table:style-name="ce97" office:value-type="string" calcext:value-type="string">
            <text:p>enable fencing</text:p>
          </table:table-cell>
          <table:table-cell table:style-name="ce99" office:value-type="string" calcext:value-type="string" table:number-columns-spanned="2" table:number-rows-spanned="1">
            <text:p>pcs property set stonith-enabled=true</text:p>
          </table:table-cell>
          <table:covered-table-cell table:style-name="ce98"/>
          <table:table-cell table:style-name="ce101"/>
          <table:table-cell table:number-columns-repeated="1020"/>
        </table:table-row>
        <table:table-row table:style-name="ro12">
          <table:table-cell table:style-name="ce97" office:value-type="string" calcext:value-type="string">
            <text:p>configure fencing for node1</text:p>
          </table:table-cell>
          <table:table-cell table:style-name="ce99" office:value-type="string" calcext:value-type="string" table:number-columns-spanned="2" table:number-rows-spanned="1">
            <text:p>pcs stonith create fence_node1 fence_vmware_soap \</text:p>
            <text:p>pcmk_host_list="be1.org.lan" port="node1" ipaddr="vcenter.org.lan" \</text:p>
            <text:p>&lt;ssl_insecure=1&gt; login="&lt;user&gt;" passwd="&lt;password&gt;" action="reboot" \</text:p>
            <text:p>pcmk_monitor_timeout=30s </text:p>
          </table:table-cell>
          <table:covered-table-cell table:style-name="ce98"/>
          <table:table-cell table:style-name="ce101"/>
          <table:table-cell table:number-columns-repeated="1020"/>
        </table:table-row>
        <table:table-row table:style-name="ro12">
          <table:table-cell table:style-name="ce97" office:value-type="string" calcext:value-type="string">
            <text:p>configure fencing for node2</text:p>
          </table:table-cell>
          <table:table-cell table:style-name="ce99" office:value-type="string" calcext:value-type="string" table:number-columns-spanned="2" table:number-rows-spanned="1">
            <text:p>pcs stonith create fence_node2 fence_vmware_soap \</text:p>
            <text:p>pcmk_host_list="be2.org.lan" port="node2" ipaddr="vcenter.org.lan" \</text:p>
            <text:p>&lt;ssl_insecure=1&gt; login="&lt;user&gt;" passwd="&lt;password&gt;" action="reboot" \</text:p>
            <text:p>pcmk_monitor_timeout=30s</text:p>
          </table:table-cell>
          <table:covered-table-cell table:style-name="ce98"/>
          <table:table-cell table:style-name="ce101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5:14:21.193000000</dc:date>
    <meta:editing-duration>PT10H8M44S</meta:editing-duration>
    <meta:editing-cycles>66</meta:editing-cycles>
    <meta:generator>LibreOffice/6.0.4.2$Windows_X86_64 LibreOffice_project/9b0d9b32d5dcda91d2f1a96dc04c645c450872bf</meta:generator>
    <meta:document-statistic meta:table-count="6" meta:cell-count="136" meta:object-count="0"/>
  </office:meta>
</office:document-meta>
</file>